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auto-grow-height="false" fo:min-height="11.211cm" fo:min-width="5.145cm" fo:wrap-option="no-wrap"/>
    </style:style>
    <style:style style:name="gr2" style:family="graphic" style:parent-style-name="standard">
      <style:graphic-properties svg:stroke-opacity="0%" draw:fill-color="#579d1c" draw:auto-grow-height="false" fo:min-height="11.999cm" fo:min-width="10.86cm" fo:wrap-option="no-wrap"/>
    </style:style>
    <style:style style:name="gr3" style:family="graphic" style:parent-style-name="standard">
      <style:graphic-properties svg:stroke-color="#ffd320" svg:stroke-opacity="0%" draw:fill-color="#ffd320" draw:auto-grow-height="false" fo:min-height="10.415cm" fo:min-width="2.545cm" fo:wrap-option="no-wrap"/>
    </style:style>
    <style:style style:name="gr4" style:family="graphic" style:parent-style-name="standard">
      <style:graphic-properties svg:stroke-opacity="0%" draw:fill-color="#579d1c" draw:textarea-horizontal-align="justify" draw:textarea-vertical-align="middle" draw:auto-grow-height="false" fo:min-height="1.02cm" fo:min-width="3.311cm"/>
    </style:style>
    <style:style style:name="gr5" style:family="graphic" style:parent-style-name="standard">
      <style:graphic-properties svg:stroke-opacity="0%" draw:textarea-horizontal-align="justify" draw:textarea-vertical-align="middle" draw:auto-grow-height="false" fo:min-height="0.896cm" fo:min-width="4.202cm"/>
    </style:style>
    <style:style style:name="gr6" style:family="graphic" style:parent-style-name="standard">
      <style:graphic-properties svg:stroke-color="#ffd320" svg:stroke-opacity="0%" draw:fill-color="#ffd320" draw:textarea-horizontal-align="justify" draw:textarea-vertical-align="middle" draw:auto-grow-height="false" fo:min-height="1.208cm" fo:min-width="2.422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ffd320" svg:stroke-opacity="0%" draw:fill-color="#ffd320" draw:textarea-horizontal-align="justify" draw:textarea-vertical-align="middle" draw:auto-grow-height="false" fo:min-height="1.283cm" fo:min-width="1.952cm"/>
    </style:style>
    <style:style style:name="gr9" style:family="graphic" style:parent-style-name="standard">
      <style:graphic-properties svg:stroke-opacity="0%" draw:textarea-horizontal-align="justify" draw:textarea-vertical-align="middle" draw:auto-grow-height="false" fo:min-height="0.897cm" fo:min-width="4.33cm"/>
    </style:style>
    <style:style style:name="gr10" style:family="graphic" style:parent-style-name="standard">
      <style:graphic-properties draw:textarea-horizontal-align="justify" draw:textarea-vertical-align="middle" draw:auto-grow-height="false" fo:min-height="0.417cm" fo:min-width="0.072cm"/>
    </style:style>
    <style:style style:name="gr11" style:family="graphic" style:parent-style-name="standard">
      <style:graphic-properties draw:fill-color="#cfe7f5" draw:textarea-vertical-align="middle" draw:auto-grow-height="false" fo:min-height="0.217cm" fo:min-width="0.501cm"/>
    </style:style>
    <style:style style:name="gr12" style:family="graphic" style:parent-style-name="standard">
      <style:graphic-properties draw:stroke="dash" draw:stroke-dash="Fine_20_Dotted" svg:stroke-width="0.106cm" svg:stroke-color="#ff420e" draw:marker-start-width="0.358cm" draw:marker-end-width="0.358cm" svg:stroke-opacity="100%" draw:fill-color="#ff420e" draw:opacity="0%" draw:auto-grow-height="false" fo:min-height="2.568cm" fo:min-width="15.78cm" fo:padding-top="0.177cm" fo:padding-bottom="0.177cm" fo:padding-left="0.302cm" fo:padding-right="0.302cm" fo:wrap-option="no-wrap"/>
    </style:style>
    <style:style style:name="gr13" style:family="graphic" style:parent-style-name="standard">
      <style:graphic-properties draw:fill-color="#cfe7f5" draw:textarea-vertical-align="middle" draw:auto-grow-height="false" fo:min-height="0.164cm" fo:min-width="0.334cm"/>
    </style:style>
    <style:style style:name="gr14" style:family="graphic" style:parent-style-name="standard">
      <style:graphic-properties draw:fill-color="#cfe7f5" draw:textarea-vertical-align="middle" draw:auto-grow-height="false" fo:min-height="0.766cm" fo:min-width="0.855cm"/>
    </style:style>
    <style:style style:name="P1" style:family="paragraph">
      <loext:graphic-properties draw:fill-color="#579d1c"/>
    </style:style>
    <style:style style:name="P2" style:family="paragraph">
      <loext:graphic-properties draw:fill-color="#ffd320"/>
    </style:style>
    <style:style style:name="P3" style:family="paragraph">
      <style:paragraph-properties fo:text-align="center"/>
    </style:style>
    <style:style style:name="P4" style:family="paragraph">
      <loext:graphic-properties draw:fill-color="#579d1c"/>
      <style:paragraph-properties fo:text-align="center"/>
    </style:style>
    <style:style style:name="P5" style:family="paragraph">
      <loext:graphic-properties draw:fill-color="#ffd320"/>
      <style:paragraph-properties fo:text-align="center"/>
    </style:style>
    <style:style style:name="P6" style:family="paragraph">
      <loext:graphic-properties draw:fill-color="#cfe7f5"/>
      <style:paragraph-properties fo:text-align="center"/>
    </style:style>
    <style:style style:name="P7" style:family="paragraph">
      <style:text-properties fo:color="#ff420e"/>
    </style:style>
    <style:style style:name="P8" style:family="paragraph">
      <loext:graphic-properties draw:fill-color="#ff420e" draw:opacity="0%"/>
      <style:text-properties fo:color="#ff420e"/>
    </style:style>
    <style:style style:name="T1" style:family="text">
      <style:text-properties fo:color="#ff420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5.842cm" svg:height="11.657cm" svg:x="5.826cm" svg:y="0.773cm">
          <text:p>GHF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5.9763819955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11.938cm" svg:height="12.827cm" svg:x="0.492cm" svg:y="0.365cm">
          <text:p>GRASS GI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3.27392282401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2" draw:layer="layout" svg:width="3.429cm" svg:height="11.049cm" svg:x="13.7cm" svg:y="0.365cm">
          <text:p>HDF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215.2073732718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4" draw:layer="layout" svg:width="3.81cm" svg:height="2.032cm" svg:x="1.127cm" svg:y="1.635cm">
          <text:p text:style-name="P3">Vector</text:p>
          <text:p text:style-name="P3">map inpu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draw:layer="layout" svg:width="4.826cm" svg:height="1.27cm" svg:x="6.493cm" svg:y="2.016cm">
          <text:p text:style-name="P3">hdfs.in.v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921cm" svg:height="1.651cm" svg:x="13.573cm" svg:y="2.016cm">
          <text:p text:style-name="P3">GeoJson</text:p>
          <text:p text:style-name="P3">inpu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3" draw:layer="layout" svg:width="0.127cm" svg:height="0.001cm" svg:x="8.843cm" svg:y="3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3.048cm" svg:height="1.905cm" svg:x="13.446cm" svg:y="4.937cm">
          <text:p text:style-name="P3">Table</text:p>
          <text:p text:style-name="P3">input </text:p>
          <text:p text:style-name="P3"><text:s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3" draw:layer="layout" svg:width="4.826cm" svg:height="1.27cm" svg:x="6.493cm" svg:y="7.831cm">
          <text:p text:style-name="P3">hive.execu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952cm" svg:height="1.269cm" svg:x="6.43cm" svg:y="4.911cm">
          <text:p text:style-name="P3">hive.json.t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826cm" svg:height="1.27cm" svg:x="6.493cm" svg:y="10.606cm">
          <text:p text:style-name="P3">hdfs.out.v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921cm" svg:height="1.651cm" svg:x="13.573cm" svg:y="8.493cm">
          <text:p text:style-name="P3">Table</text:p>
          <text:p text:style-name="P3">resul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3" draw:layer="layout" svg:width="1.143cm" svg:height="0.762cm" svg:x="8.335cm" svg:y="3.6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1.143cm" svg:height="0.762cm" svg:x="8.335cm" svg:y="6.5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1.143cm" svg:height="0.762cm" svg:x="8.335cm" svg:y="9.3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6" draw:layer="layout" svg:width="1.524cm" svg:height="1.143cm" svg:x="11.825cm" svg:y="2.14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1.524cm" svg:height="1.143cm" svg:x="11.825cm" svg:y="5.06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1.524cm" svg:height="1.143cm" draw:transform="rotate (-0.653800337797079) translate (12.33cm 7.6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1.524cm" svg:height="1.143cm" draw:transform="rotate (-2.53055288246658) translate (13.539cm 10.90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6.383cm" svg:height="2.921cm" svg:x="1.127cm" svg:y="7.477cm">
          <text:p text:style-name="P7"><text:span text:style-name="T1">spatial</text:span></text:p>
          <text:p text:style-name="P7"><text:span text:style-name="T1">frameworks</text:span><text:span text:style-name="T1"><text:line-break/></text:span><text:span text:style-name="T1">for Hadoop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4" draw:layer="layout" svg:width="3.81cm" svg:height="2.032cm" svg:x="1.127cm" svg:y="10.652cm">
          <text:p text:style-name="P3">Vector</text:p>
          <text:p text:style-name="P3">map outpu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6" draw:layer="layout" svg:width="1.27cm" svg:height="1.016cm" svg:x="5.064cm" svg:y="2.2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4" draw:text-style-name="P6" draw:layer="layout" svg:width="1.355cm" svg:height="1.016cm" svg:x="5.021cm" svg:y="11.033cm">
          <text:p/>
          <draw:enhanced-geometry draw:text-areas="4000 ?f1 ?f5 ?f2" draw:glue-points="0 10800 21600 10800 ?f0 0 ?f0 21600" draw:mirror-horizontal="tru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3.4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1:08:58.723479131</meta:creation-date>
    <dc:date>2016-05-06T12:29:04.407227646</dc:date>
    <meta:editing-duration>PT59M19S</meta:editing-duration>
    <meta:editing-cycles>4</meta:editing-cycles>
    <meta:generator>LibreOffice/5.1.1.1$Linux_X86_64 LibreOffice_project/10m0$Build-1</meta:generator>
    <meta:document-statistic meta:object-count="23"/>
  </office:meta>
</office:document-meta>
</file>